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CF364CCD2E0C374855.png" manifest:media-type="image/png"/>
  <manifest:file-entry manifest:full-path="Pictures/100002010000032000000399490640F97C0DA685.png" manifest:media-type="image/png"/>
  <manifest:file-entry manifest:full-path="Pictures/10000201000003200000035874F6C1D5667470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1d9de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f8766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53cm" svg:stroke-color="#f8766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1d9de2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variant="normal" fo:text-transform="none" fo:color="#f8766d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font-variant="normal" fo:text-transform="none" fo:color="#f8766d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1d9de2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f8766d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4.379cm" svg:height="1.276cm" svg:x="3.255cm" svg:y="2.0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;p13" draw:style-name="gr1" draw:text-style-name="P1" draw:layer="layout" svg:width="1.49cm" svg:height="1.247cm" svg:x="6.145cm" svg:y="2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;p13" draw:style-name="gr1" draw:text-style-name="P1" draw:layer="layout" svg:width="1.72cm" svg:height="1.262cm" svg:x="7.635cm" svg:y="2.0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8;p13" draw:style-name="gr1" draw:text-style-name="P1" draw:layer="layout" svg:width="5.592cm" svg:height="1.322cm" svg:x="7.636cm" svg:y="2.0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;p13" draw:style-name="gr2" draw:text-style-name="P3" draw:layer="layout" svg:width="4.431cm" svg:height="0.493cm" svg:x="5.42cm" svg:y="3.36cm">
          <text:p text:style-name="P2"><text:span text:style-name="T1"><text:s text:c="10"/></text:span><text:span text:style-name="T1">Payo</text:span><text:span text:style-name="T1">ut of </text:span><text:span text:style-name="T1">coaliti</text:span><text:span text:style-name="T1">on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3" draw:text-style-name="P1" draw:layer="layout" svg:width="1.018cm" svg:height="0.001cm" svg:x="3.347cm" svg:y="1.69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60;p13" draw:style-name="gr4" draw:text-style-name="P1" draw:layer="layout" svg:width="1.018cm" svg:height="0.001cm" svg:x="6.366cm" svg:y="1.69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61;p13" draw:style-name="gr3" draw:text-style-name="P1" draw:layer="layout" svg:width="1.018cm" svg:height="0.001cm" svg:x="9.885cm" svg:y="1.69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62;p13" draw:style-name="gr5" draw:text-style-name="P3" draw:layer="layout" svg:width="1.613cm" svg:height="0.999cm" svg:x="0.482cm" svg:y="1.195cm">
          <text:p text:style-name="P4"><text:span text:style-name="T2">1, 2, </text:span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5" draw:text-style-name="P3" draw:layer="layout" svg:width="1.018cm" svg:height="0.999cm" svg:x="14.135cm" svg:y="1.195cm">
          <text:p text:style-name="P4"><text:span text:style-name="T3">+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5" draw:text-style-name="P3" draw:layer="layout" svg:width="2.041cm" svg:height="0.999cm" svg:x="4.366cm" svg:y="0.073cm">
          <text:p text:style-name="P4"><text:span text:style-name="T4">player </text:span><text:span text:style-name="T4">joins</text:span></text:p>
          <text:p text:style-name="P4"><text:span text:style-name="T4">coaliti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5" draw:text-style-name="P3" draw:layer="layout" svg:width="1.264cm" svg:height="0.999cm" svg:x="2.096cm" svg:y="0.073cm">
          <text:p text:style-name="P4"><text:span text:style-name="T4">empty</text:span><text:span text:style-name="T4"><text:line-break/></text:span><text:span text:style-name="T4">coaliti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5" draw:text-style-name="P3" draw:layer="layout" svg:width="1.613cm" svg:height="0.999cm" svg:x="0.482cm" svg:y="0.073cm">
          <text:p text:style-name="P4"><text:span text:style-name="T4">joining </text:span></text:p>
          <text:p text:style-name="P4"><text:span text:style-name="T4">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5" draw:text-style-name="P3" draw:layer="layout" svg:width="2.499cm" svg:height="0.999cm" svg:x="7.357cm" svg:y="0.073cm">
          <text:p text:style-name="P4"><text:span text:style-name="T4">player </text:span><text:span text:style-name="T4">joins</text:span></text:p>
          <text:p text:style-name="P4"><text:span text:style-name="T4">coaliti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5" draw:text-style-name="P3" draw:layer="layout" svg:width="2.999cm" svg:height="0.999cm" svg:x="10.904cm" svg:y="0.073cm">
          <text:p text:style-name="P4"><text:span text:style-name="T4">player </text:span><text:span text:style-name="T4">joins</text:span></text:p>
          <text:p text:style-name="P4"><text:span text:style-name="T4">coaliti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5" draw:text-style-name="P3" draw:layer="layout" svg:width="0.962cm" svg:height="0.499cm" svg:x="3.347cm" svg:y="1.196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5" draw:text-style-name="P3" draw:layer="layout" svg:width="0.962cm" svg:height="0.499cm" svg:x="6.394cm" svg:y="1.195cm">
          <text:p text:style-name="P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5" draw:text-style-name="P3" draw:layer="layout" svg:width="0.962cm" svg:height="0.499cm" svg:x="9.913cm" svg:y="1.197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6" draw:text-style-name="P3" draw:layer="layout" svg:width="1.999cm" svg:height="0.999cm" svg:x="4.366cm" svg:y="1.195cm">
          <text:p text:style-name="P4"><text:span text:style-name="T2">S = {1}</text:span></text:p>
          <text:p text:style-name="P5"><text:span text:style-name="T6">+1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3;p13" draw:style-name="gr6" draw:text-style-name="P3" draw:layer="layout" svg:width="2.499cm" svg:height="0.999cm" svg:x="7.385cm" svg:y="1.195cm">
          <text:p text:style-name="P4"><text:span text:style-name="T2">S = {1, 2}</text:span></text:p>
          <text:p text:style-name="P5"><text:span text:style-name="T6">+2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3" draw:style-name="gr6" draw:text-style-name="P3" draw:layer="layout" svg:width="2.999cm" svg:height="0.999cm" svg:x="10.904cm" svg:y="1.195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5;p13" draw:style-name="gr6" draw:text-style-name="P3" draw:layer="layout" svg:width="1.249cm" svg:height="0.999cm" svg:x="2.097cm" svg:y="1.195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6;p13" draw:style-name="gr5" draw:text-style-name="P3" draw:layer="layout" svg:width="1.613cm" svg:height="0.999cm" svg:x="13.904cm" svg:y="0.073cm">
          <text:p text:style-name="P4"><text:span text:style-name="T7">contribut</text:span><text:span text:style-name="T7">ion of </text:span><text:span text:style-name="T7">play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51d796350d_0_498:notes" draw:style-name="gr7" draw:layer="layout" svg:width="15.239cm" svg:height="9.524cm" svg:x="1.906cm" svg:y="1.905cm" draw:page-number="1" presentation:class="page"/>
          <draw:frame draw:name="Google Shape;52;g51d796350d_0_498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81;p14" draw:style-name="gr3" draw:text-style-name="P1" draw:layer="layout" svg:width="1.018cm" svg:height="0.001cm" svg:x="3.347cm" svg:y="1.69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2;p14" draw:style-name="gr4" draw:text-style-name="P1" draw:layer="layout" svg:width="1.018cm" svg:height="0.001cm" svg:x="6.366cm" svg:y="1.69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3;p14" draw:style-name="gr3" draw:text-style-name="P1" draw:layer="layout" svg:width="1.018cm" svg:height="0.001cm" svg:x="9.885cm" svg:y="1.69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4;p14" draw:style-name="gr3" draw:text-style-name="P1" draw:layer="layout" svg:width="1.018cm" svg:height="0.001cm" svg:x="3.347cm" svg:y="2.98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5;p14" draw:style-name="gr3" draw:text-style-name="P1" draw:layer="layout" svg:width="1.018cm" svg:height="0.001cm" svg:x="6.366cm" svg:y="2.981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6;p14" draw:style-name="gr4" draw:text-style-name="P1" draw:layer="layout" svg:width="1.018cm" svg:height="0.001cm" svg:x="9.885cm" svg:y="2.981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7;p14" draw:style-name="gr4" draw:text-style-name="P1" draw:layer="layout" svg:width="1.018cm" svg:height="0.001cm" svg:x="3.347cm" svg:y="4.267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8;p14" draw:style-name="gr3" draw:text-style-name="P1" draw:layer="layout" svg:width="1.018cm" svg:height="0.001cm" svg:x="6.366cm" svg:y="4.268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9;p14" draw:style-name="gr3" draw:text-style-name="P1" draw:layer="layout" svg:width="1.018cm" svg:height="0.001cm" svg:x="9.885cm" svg:y="4.268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0;p14" draw:style-name="gr4" draw:text-style-name="P1" draw:layer="layout" svg:width="1.018cm" svg:height="0.001cm" svg:x="3.347cm" svg:y="5.554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1;p14" draw:style-name="gr3" draw:text-style-name="P1" draw:layer="layout" svg:width="1.018cm" svg:height="0.001cm" svg:x="6.366cm" svg:y="5.556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2;p14" draw:style-name="gr3" draw:text-style-name="P1" draw:layer="layout" svg:width="1.018cm" svg:height="0.001cm" svg:x="9.885cm" svg:y="5.556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3;p14" draw:style-name="gr3" draw:text-style-name="P1" draw:layer="layout" svg:width="1.018cm" svg:height="0.001cm" svg:x="3.347cm" svg:y="6.843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4;p14" draw:style-name="gr3" draw:text-style-name="P1" draw:layer="layout" svg:width="1.018cm" svg:height="0.001cm" svg:x="6.366cm" svg:y="6.84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5;p14" draw:style-name="gr4" draw:text-style-name="P1" draw:layer="layout" svg:width="1.018cm" svg:height="0.001cm" svg:x="9.885cm" svg:y="6.84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6;p14" draw:style-name="gr3" draw:text-style-name="P1" draw:layer="layout" svg:width="1.018cm" svg:height="0.001cm" svg:x="3.347cm" svg:y="8.134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7;p14" draw:style-name="gr4" draw:text-style-name="P1" draw:layer="layout" svg:width="1.018cm" svg:height="0.001cm" svg:x="6.366cm" svg:y="8.136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8;p14" draw:style-name="gr3" draw:text-style-name="P1" draw:layer="layout" svg:width="1.018cm" svg:height="0.001cm" svg:x="9.885cm" svg:y="8.136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9;p14" draw:style-name="gr5" draw:text-style-name="P3" draw:layer="layout" svg:width="1.613cm" svg:height="0.999cm" svg:x="0.482cm" svg:y="1.195cm">
          <text:p text:style-name="P4"><text:span text:style-name="T2">1, </text:span><text:span text:style-name="T2">2, </text:span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5" draw:text-style-name="P3" draw:layer="layout" svg:width="1.613cm" svg:height="0.999cm" svg:x="0.482cm" svg:y="2.481cm">
          <text:p text:style-name="P4"><text:span text:style-name="T2">1, 3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5" draw:text-style-name="P3" draw:layer="layout" svg:width="1.613cm" svg:height="0.999cm" svg:x="0.482cm" svg:y="3.768cm">
          <text:p text:style-name="P4"><text:span text:style-name="T2">2, 1,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5" draw:text-style-name="P3" draw:layer="layout" svg:width="1.613cm" svg:height="0.999cm" svg:x="0.482cm" svg:y="5.056cm">
          <text:p text:style-name="P4"><text:span text:style-name="T2">2, 3,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5" draw:text-style-name="P3" draw:layer="layout" svg:width="1.613cm" svg:height="0.999cm" svg:x="0.482cm" svg:y="6.343cm">
          <text:p text:style-name="P4"><text:span text:style-name="T2">3, </text:span><text:span text:style-name="T2">1,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4" draw:style-name="gr5" draw:text-style-name="P3" draw:layer="layout" svg:width="1.613cm" svg:height="0.999cm" svg:x="0.482cm" svg:y="7.634cm">
          <text:p text:style-name="P4"><text:span text:style-name="T2">3, </text:span><text:span text:style-name="T2">2,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5" draw:text-style-name="P3" draw:layer="layout" svg:width="1.018cm" svg:height="0.999cm" svg:x="14.135cm" svg:y="1.195cm">
          <text:p text:style-name="P4"><text:span text:style-name="T3">+1</text:span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4" draw:style-name="gr5" draw:text-style-name="P3" draw:layer="layout" svg:width="1.018cm" svg:height="0.999cm" svg:x="14.135cm" svg:y="2.481cm">
          <text:p text:style-name="P4"><text:span text:style-name="T3">+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4" draw:style-name="gr5" draw:text-style-name="P3" draw:layer="layout" svg:width="1.018cm" svg:height="0.999cm" svg:x="14.135cm" svg:y="3.768cm">
          <text:p text:style-name="P4"><text:span text:style-name="T3">+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5" draw:text-style-name="P3" draw:layer="layout" svg:width="1.018cm" svg:height="0.999cm" svg:x="14.135cm" svg:y="5.056cm">
          <text:p text:style-name="P4"><text:span text:style-name="T3">+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5" draw:text-style-name="P3" draw:layer="layout" svg:width="1.018cm" svg:height="0.999cm" svg:x="14.135cm" svg:y="6.343cm">
          <text:p text:style-name="P4"><text:span text:style-name="T3">+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5" draw:text-style-name="P3" draw:layer="layout" svg:width="1.018cm" svg:height="0.999cm" svg:x="14.135cm" svg:y="7.634cm">
          <text:p text:style-name="P4"><text:span text:style-name="T3">+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8" draw:text-style-name="P1" draw:layer="layout" svg:width="1.09cm" svg:height="0.012cm" draw:transform="rotate (-3.14159265358979) translate (15.19cm 8.7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4" draw:style-name="gr5" draw:text-style-name="P3" draw:layer="layout" svg:width="5.593cm" svg:height="0.999cm" svg:x="8.31cm" svg:y="8.927cm">
          <text:p text:style-name="P2"><text:span text:style-name="T3">Shapley value </text:span><text:span text:style-name="T3">of player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5" draw:text-style-name="P3" draw:layer="layout" svg:width="1.018cm" svg:height="0.999cm" svg:x="14.135cm" svg:y="8.924cm">
          <text:p text:style-name="P4"><text:span text:style-name="T3">+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5" draw:text-style-name="P3" draw:layer="layout" svg:width="2.041cm" svg:height="0.999cm" svg:x="4.366cm" svg:y="0.073cm">
          <text:p text:style-name="P4"><text:span text:style-name="T4">player joins</text:span></text:p>
          <text:p text:style-name="P4"><text:span text:style-name="T4">coal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4" draw:style-name="gr5" draw:text-style-name="P3" draw:layer="layout" svg:width="1.264cm" svg:height="0.999cm" svg:x="2.096cm" svg:y="0.073cm">
          <text:p text:style-name="P4"><text:span text:style-name="T4">em</text:span><text:span text:style-name="T4">pty</text:span><text:span text:style-name="T4"><text:line-break/></text:span><text:span text:style-name="T4">coa</text:span><text:span text:style-name="T4">liti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4" draw:style-name="gr5" draw:text-style-name="P3" draw:layer="layout" svg:width="1.613cm" svg:height="0.999cm" svg:x="0.482cm" svg:y="0.073cm">
          <text:p text:style-name="P4"><text:span text:style-name="T4">joini</text:span><text:span text:style-name="T4">ng </text:span></text:p>
          <text:p text:style-name="P4"><text:span text:style-name="T4">ord</text:span><text:span text:style-name="T4">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4" draw:style-name="gr5" draw:text-style-name="P3" draw:layer="layout" svg:width="2.499cm" svg:height="0.999cm" svg:x="7.357cm" svg:y="0.073cm">
          <text:p text:style-name="P4"><text:span text:style-name="T4">pla</text:span><text:span text:style-name="T4">yer </text:span><text:span text:style-name="T4">join</text:span><text:span text:style-name="T4">s</text:span></text:p>
          <text:p text:style-name="P4"><text:span text:style-name="T4">coa</text:span><text:span text:style-name="T4">liti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4" draw:style-name="gr5" draw:text-style-name="P3" draw:layer="layout" svg:width="2.999cm" svg:height="0.999cm" svg:x="10.904cm" svg:y="0.073cm">
          <text:p text:style-name="P4"><text:span text:style-name="T4">player joins</text:span></text:p>
          <text:p text:style-name="P4"><text:span text:style-name="T4">coal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4" draw:style-name="gr5" draw:text-style-name="P3" draw:layer="layout" svg:width="0.962cm" svg:height="0.499cm" svg:x="3.347cm" svg:y="1.196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4" draw:style-name="gr5" draw:text-style-name="P3" draw:layer="layout" svg:width="0.962cm" svg:height="0.499cm" svg:x="6.394cm" svg:y="1.195cm">
          <text:p text:style-name="P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4" draw:style-name="gr5" draw:text-style-name="P3" draw:layer="layout" svg:width="0.962cm" svg:height="0.499cm" svg:x="9.913cm" svg:y="1.197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4" draw:style-name="gr5" draw:text-style-name="P3" draw:layer="layout" svg:width="0.962cm" svg:height="0.499cm" svg:x="3.347cm" svg:y="2.483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4" draw:style-name="gr5" draw:text-style-name="P3" draw:layer="layout" svg:width="0.962cm" svg:height="0.499cm" svg:x="6.393cm" svg:y="2.482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4" draw:style-name="gr5" draw:text-style-name="P3" draw:layer="layout" svg:width="0.962cm" svg:height="0.499cm" svg:x="9.913cm" svg:y="2.483cm">
          <text:p text:style-name="P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4" draw:style-name="gr5" draw:text-style-name="P3" draw:layer="layout" svg:width="0.962cm" svg:height="0.499cm" svg:x="3.347cm" svg:y="3.769cm">
          <text:p text:style-name="P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4" draw:style-name="gr5" draw:text-style-name="P3" draw:layer="layout" svg:width="0.962cm" svg:height="0.499cm" svg:x="6.393cm" svg:y="3.768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4" draw:style-name="gr5" draw:text-style-name="P3" draw:layer="layout" svg:width="0.962cm" svg:height="0.499cm" svg:x="9.913cm" svg:y="3.769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4" draw:style-name="gr5" draw:text-style-name="P3" draw:layer="layout" svg:width="0.962cm" svg:height="0.499cm" svg:x="3.361cm" svg:y="5.058cm">
          <text:p text:style-name="P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4" draw:style-name="gr5" draw:text-style-name="P3" draw:layer="layout" svg:width="0.962cm" svg:height="0.499cm" svg:x="6.407cm" svg:y="5.056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4" draw:style-name="gr5" draw:text-style-name="P3" draw:layer="layout" svg:width="0.962cm" svg:height="0.499cm" svg:x="9.927cm" svg:y="5.058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4" draw:style-name="gr5" draw:text-style-name="P3" draw:layer="layout" svg:width="0.962cm" svg:height="0.499cm" svg:x="3.347cm" svg:y="6.346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4" draw:style-name="gr5" draw:text-style-name="P3" draw:layer="layout" svg:width="0.962cm" svg:height="0.499cm" svg:x="6.393cm" svg:y="6.345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4" draw:style-name="gr5" draw:text-style-name="P3" draw:layer="layout" svg:width="0.962cm" svg:height="0.499cm" svg:x="9.912cm" svg:y="6.347cm">
          <text:p text:style-name="P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4" draw:style-name="gr5" draw:text-style-name="P3" draw:layer="layout" svg:width="0.962cm" svg:height="0.499cm" svg:x="3.347cm" svg:y="7.636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4" draw:style-name="gr5" draw:text-style-name="P3" draw:layer="layout" svg:width="0.962cm" svg:height="0.499cm" svg:x="6.394cm" svg:y="7.635cm">
          <text:p text:style-name="P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4" draw:style-name="gr5" draw:text-style-name="P3" draw:layer="layout" svg:width="0.962cm" svg:height="0.499cm" svg:x="9.913cm" svg:y="7.637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4" draw:style-name="gr6" draw:text-style-name="P3" draw:layer="layout" svg:width="1.999cm" svg:height="0.999cm" svg:x="4.366cm" svg:y="1.195cm">
          <text:p text:style-name="P4"><text:span text:style-name="T2">S </text:span><text:span text:style-name="T2">= </text:span><text:span text:style-name="T2">{1}</text:span></text:p>
          <text:p text:style-name="P5"><text:span text:style-name="T6">+1</text:span><text:span text:style-name="T6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8;p14" draw:style-name="gr6" draw:text-style-name="P3" draw:layer="layout" svg:width="2.499cm" svg:height="0.999cm" svg:x="7.385cm" svg:y="1.195cm">
          <text:p text:style-name="P4"><text:span text:style-name="T2">S = {1, 2}</text:span></text:p>
          <text:p text:style-name="P5"><text:span text:style-name="T6">+2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9;p14" draw:style-name="gr6" draw:text-style-name="P3" draw:layer="layout" svg:width="2.999cm" svg:height="0.999cm" svg:x="10.904cm" svg:y="1.195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0;p14" draw:style-name="gr6" draw:text-style-name="P3" draw:layer="layout" svg:width="1.249cm" svg:height="0.999cm" svg:x="2.097cm" svg:y="1.195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1;p14" draw:style-name="gr6" draw:text-style-name="P3" draw:layer="layout" svg:width="1.999cm" svg:height="0.999cm" svg:x="4.366cm" svg:y="2.481cm">
          <text:p text:style-name="P4"><text:span text:style-name="T2">S = {1}</text:span></text:p>
          <text:p text:style-name="P5"><text:span text:style-name="T6">+1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2;p14" draw:style-name="gr6" draw:text-style-name="P3" draw:layer="layout" svg:width="2.499cm" svg:height="0.999cm" svg:x="7.385cm" svg:y="2.481cm">
          <text:p text:style-name="P4"><text:span text:style-name="T2">S = {1, 3}</text:span></text:p>
          <text:p text:style-name="P5"><text:span text:style-name="T6">+27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3;p14" draw:style-name="gr6" draw:text-style-name="P3" draw:layer="layout" svg:width="2.999cm" svg:height="0.999cm" svg:x="10.904cm" svg:y="2.481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4;p14" draw:style-name="gr6" draw:text-style-name="P3" draw:layer="layout" svg:width="1.999cm" svg:height="0.999cm" svg:x="4.366cm" svg:y="3.768cm">
          <text:p text:style-name="P4"><text:span text:style-name="T2">S = {2}</text:span></text:p>
          <text:p text:style-name="P5"><text:span text:style-name="T6">+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5;p14" draw:style-name="gr6" draw:text-style-name="P3" draw:layer="layout" svg:width="2.499cm" svg:height="0.999cm" svg:x="7.385cm" svg:y="3.768cm">
          <text:p text:style-name="P4"><text:span text:style-name="T2">S = {1, 2}</text:span></text:p>
          <text:p text:style-name="P5"><text:span text:style-name="T6">+2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6;p14" draw:style-name="gr6" draw:text-style-name="P3" draw:layer="layout" svg:width="2.999cm" svg:height="0.999cm" svg:x="10.904cm" svg:y="3.768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7;p14" draw:style-name="gr6" draw:text-style-name="P3" draw:layer="layout" svg:width="1.999cm" svg:height="0.999cm" svg:x="4.366cm" svg:y="5.056cm">
          <text:p text:style-name="P4"><text:span text:style-name="T2">S = {2}</text:span></text:p>
          <text:p text:style-name="P5"><text:span text:style-name="T6">+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8;p14" draw:style-name="gr6" draw:text-style-name="P3" draw:layer="layout" svg:width="2.499cm" svg:height="0.999cm" svg:x="7.385cm" svg:y="5.056cm">
          <text:p text:style-name="P4"><text:span text:style-name="T2">S = {2, 3}</text:span></text:p>
          <text:p text:style-name="P5"><text:span text:style-name="T6">+1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14" draw:style-name="gr6" draw:text-style-name="P3" draw:layer="layout" svg:width="2.999cm" svg:height="0.999cm" svg:x="10.904cm" svg:y="5.056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0;p14" draw:style-name="gr6" draw:text-style-name="P3" draw:layer="layout" svg:width="1.999cm" svg:height="0.999cm" svg:x="4.366cm" svg:y="6.345cm">
          <text:p text:style-name="P4"><text:span text:style-name="T2">S = {3}</text:span></text:p>
          <text:p text:style-name="P5"><text:span text:style-name="T6">+9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4" draw:style-name="gr6" draw:text-style-name="P3" draw:layer="layout" svg:width="2.499cm" svg:height="0.999cm" svg:x="7.385cm" svg:y="6.345cm">
          <text:p text:style-name="P4"><text:span text:style-name="T2">S = {1, 3}</text:span></text:p>
          <text:p text:style-name="P5"><text:span text:style-name="T6">+27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2;p14" draw:style-name="gr6" draw:text-style-name="P3" draw:layer="layout" svg:width="2.999cm" svg:height="0.999cm" svg:x="10.904cm" svg:y="6.345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3;p14" draw:style-name="gr6" draw:text-style-name="P3" draw:layer="layout" svg:width="1.999cm" svg:height="0.999cm" svg:x="4.366cm" svg:y="7.636cm">
          <text:p text:style-name="P4"><text:span text:style-name="T2">S = {3}</text:span></text:p>
          <text:p text:style-name="P5"><text:span text:style-name="T6">+9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4;p14" draw:style-name="gr6" draw:text-style-name="P3" draw:layer="layout" svg:width="2.499cm" svg:height="0.999cm" svg:x="7.385cm" svg:y="7.636cm">
          <text:p text:style-name="P4"><text:span text:style-name="T2">S = {2, 3}</text:span></text:p>
          <text:p text:style-name="P5"><text:span text:style-name="T6">+1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5;p14" draw:style-name="gr6" draw:text-style-name="P3" draw:layer="layout" svg:width="2.999cm" svg:height="0.999cm" svg:x="10.904cm" svg:y="7.636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6;p14" draw:style-name="gr6" draw:text-style-name="P3" draw:layer="layout" svg:width="1.249cm" svg:height="0.999cm" svg:x="2.097cm" svg:y="2.481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7;p14" draw:style-name="gr6" draw:text-style-name="P3" draw:layer="layout" svg:width="1.249cm" svg:height="0.999cm" svg:x="2.097cm" svg:y="3.768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8;p14" draw:style-name="gr6" draw:text-style-name="P3" draw:layer="layout" svg:width="1.249cm" svg:height="0.999cm" svg:x="2.097cm" svg:y="5.055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9;p14" draw:style-name="gr6" draw:text-style-name="P3" draw:layer="layout" svg:width="1.249cm" svg:height="0.999cm" svg:x="2.097cm" svg:y="6.344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0;p14" draw:style-name="gr6" draw:text-style-name="P3" draw:layer="layout" svg:width="1.249cm" svg:height="0.999cm" svg:x="2.097cm" svg:y="7.634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1;p14" draw:style-name="gr5" draw:text-style-name="P3" draw:layer="layout" svg:width="1.613cm" svg:height="0.999cm" svg:x="13.904cm" svg:y="0.073cm">
          <text:p text:style-name="P4"><text:span text:style-name="T7">contribution of play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51d796350d_1_46:notes" draw:style-name="gr7" draw:layer="layout" svg:width="15.239cm" svg:height="9.524cm" svg:x="1.906cm" svg:y="1.905cm" draw:page-number="2" presentation:class="page"/>
          <draw:frame draw:name="Google Shape;79;g51d796350d_1_4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166;p15" draw:style-name="gr6" draw:text-style-name="P3" draw:layer="layout" svg:width="1.999cm" svg:height="0.999cm" svg:x="4.848cm" svg:y="1.195cm">
          <text:p text:style-name="P4"><text:span text:style-name="T2">S = {1}</text:span></text:p>
          <text:p text:style-name="P5"><text:span text:style-name="T6">+1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7;p15" draw:style-name="gr6" draw:text-style-name="P3" draw:layer="layout" svg:width="2.499cm" svg:height="0.999cm" svg:x="7.867cm" svg:y="1.195cm">
          <text:p text:style-name="P4"><text:span text:style-name="T2">S = {1, 2}</text:span></text:p>
          <text:p text:style-name="P5"><text:span text:style-name="T6">+2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8;p15" draw:style-name="gr6" draw:text-style-name="P3" draw:layer="layout" svg:width="2.999cm" svg:height="0.999cm" svg:x="11.386cm" svg:y="1.195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9;p15" draw:style-name="gr6" draw:text-style-name="P3" draw:layer="layout" svg:width="1.249cm" svg:height="0.999cm" svg:x="2.578cm" svg:y="1.195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15" draw:style-name="gr3" draw:text-style-name="P1" draw:layer="layout" svg:width="1.018cm" svg:height="0.001cm" svg:x="3.828cm" svg:y="1.69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1;p15" draw:style-name="gr3" draw:text-style-name="P1" draw:layer="layout" svg:width="1.018cm" svg:height="0.001cm" svg:x="6.848cm" svg:y="1.69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2;p15" draw:style-name="gr3" draw:text-style-name="P1" draw:layer="layout" svg:width="1.018cm" svg:height="0.001cm" svg:x="10.367cm" svg:y="1.69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3;p15" draw:style-name="gr6" draw:text-style-name="P3" draw:layer="layout" svg:width="1.999cm" svg:height="0.999cm" svg:x="4.848cm" svg:y="2.481cm">
          <text:p text:style-name="P4"><text:span text:style-name="T2">S = {1}</text:span></text:p>
          <text:p text:style-name="P5"><text:span text:style-name="T6">+1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4;p15" draw:style-name="gr6" draw:text-style-name="P3" draw:layer="layout" svg:width="2.499cm" svg:height="0.999cm" svg:x="7.867cm" svg:y="2.481cm">
          <text:p text:style-name="P4"><text:span text:style-name="T2">S = {1, 3}</text:span></text:p>
          <text:p text:style-name="P5"><text:span text:style-name="T6">+27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5;p15" draw:style-name="gr6" draw:text-style-name="P3" draw:layer="layout" svg:width="2.999cm" svg:height="0.999cm" svg:x="11.386cm" svg:y="2.481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6;p15" draw:style-name="gr3" draw:text-style-name="P1" draw:layer="layout" svg:width="1.018cm" svg:height="0.001cm" svg:x="3.828cm" svg:y="2.98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7;p15" draw:style-name="gr3" draw:text-style-name="P1" draw:layer="layout" svg:width="1.018cm" svg:height="0.001cm" svg:x="6.848cm" svg:y="2.981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8;p15" draw:style-name="gr3" draw:text-style-name="P1" draw:layer="layout" svg:width="1.018cm" svg:height="0.001cm" svg:x="10.367cm" svg:y="2.981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9;p15" draw:style-name="gr6" draw:text-style-name="P3" draw:layer="layout" svg:width="1.999cm" svg:height="0.999cm" svg:x="4.848cm" svg:y="3.768cm">
          <text:p text:style-name="P4"><text:span text:style-name="T2">S = {2}</text:span></text:p>
          <text:p text:style-name="P5"><text:span text:style-name="T6">+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0;p15" draw:style-name="gr6" draw:text-style-name="P3" draw:layer="layout" svg:width="2.499cm" svg:height="0.999cm" svg:x="7.867cm" svg:y="3.768cm">
          <text:p text:style-name="P4"><text:span text:style-name="T2">S = {1, 2}</text:span></text:p>
          <text:p text:style-name="P5"><text:span text:style-name="T6">+2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1;p15" draw:style-name="gr6" draw:text-style-name="P3" draw:layer="layout" svg:width="2.999cm" svg:height="0.999cm" svg:x="11.386cm" svg:y="3.768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2;p15" draw:style-name="gr3" draw:text-style-name="P1" draw:layer="layout" svg:width="1.018cm" svg:height="0.001cm" svg:x="3.828cm" svg:y="4.267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3;p15" draw:style-name="gr3" draw:text-style-name="P1" draw:layer="layout" svg:width="1.018cm" svg:height="0.001cm" svg:x="6.848cm" svg:y="4.268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4;p15" draw:style-name="gr3" draw:text-style-name="P1" draw:layer="layout" svg:width="1.018cm" svg:height="0.001cm" svg:x="10.367cm" svg:y="4.268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5;p15" draw:style-name="gr6" draw:text-style-name="P3" draw:layer="layout" svg:width="1.999cm" svg:height="0.999cm" svg:x="4.848cm" svg:y="5.056cm">
          <text:p text:style-name="P4"><text:span text:style-name="T2">S = {2}</text:span></text:p>
          <text:p text:style-name="P5"><text:span text:style-name="T6">+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6;p15" draw:style-name="gr6" draw:text-style-name="P3" draw:layer="layout" svg:width="2.499cm" svg:height="0.999cm" svg:x="7.867cm" svg:y="5.056cm">
          <text:p text:style-name="P4"><text:span text:style-name="T2">S = {2, 3}</text:span></text:p>
          <text:p text:style-name="P5"><text:span text:style-name="T6">+1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7;p15" draw:style-name="gr6" draw:text-style-name="P3" draw:layer="layout" svg:width="2.999cm" svg:height="0.999cm" svg:x="11.386cm" svg:y="5.056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8;p15" draw:style-name="gr3" draw:text-style-name="P1" draw:layer="layout" svg:width="1.018cm" svg:height="0.001cm" svg:x="3.828cm" svg:y="5.554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9;p15" draw:style-name="gr3" draw:text-style-name="P1" draw:layer="layout" svg:width="1.018cm" svg:height="0.001cm" svg:x="6.848cm" svg:y="5.556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90;p15" draw:style-name="gr3" draw:text-style-name="P1" draw:layer="layout" svg:width="1.018cm" svg:height="0.001cm" svg:x="10.367cm" svg:y="5.556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91;p15" draw:style-name="gr6" draw:text-style-name="P3" draw:layer="layout" svg:width="1.999cm" svg:height="0.999cm" svg:x="4.848cm" svg:y="6.345cm">
          <text:p text:style-name="P4"><text:span text:style-name="T2">S = {3}</text:span></text:p>
          <text:p text:style-name="P5"><text:span text:style-name="T6">+9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2;p15" draw:style-name="gr6" draw:text-style-name="P3" draw:layer="layout" svg:width="2.499cm" svg:height="0.999cm" svg:x="7.867cm" svg:y="6.345cm">
          <text:p text:style-name="P4"><text:span text:style-name="T2">S = {1, 3}</text:span></text:p>
          <text:p text:style-name="P5"><text:span text:style-name="T6">+27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3;p15" draw:style-name="gr6" draw:text-style-name="P3" draw:layer="layout" svg:width="2.999cm" svg:height="0.999cm" svg:x="11.386cm" svg:y="6.345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4;p15" draw:style-name="gr3" draw:text-style-name="P1" draw:layer="layout" svg:width="1.018cm" svg:height="0.001cm" svg:x="3.828cm" svg:y="6.843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95;p15" draw:style-name="gr3" draw:text-style-name="P1" draw:layer="layout" svg:width="1.018cm" svg:height="0.001cm" svg:x="6.848cm" svg:y="6.84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96;p15" draw:style-name="gr3" draw:text-style-name="P1" draw:layer="layout" svg:width="1.018cm" svg:height="0.001cm" svg:x="10.367cm" svg:y="6.84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97;p15" draw:style-name="gr6" draw:text-style-name="P3" draw:layer="layout" svg:width="1.999cm" svg:height="0.999cm" svg:x="4.848cm" svg:y="7.636cm">
          <text:p text:style-name="P4"><text:span text:style-name="T2">S = {3}</text:span></text:p>
          <text:p text:style-name="P5"><text:span text:style-name="T6">+9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8;p15" draw:style-name="gr6" draw:text-style-name="P3" draw:layer="layout" svg:width="2.499cm" svg:height="0.999cm" svg:x="7.867cm" svg:y="7.636cm">
          <text:p text:style-name="P4"><text:span text:style-name="T2">S = {2, 3}</text:span></text:p>
          <text:p text:style-name="P5"><text:span text:style-name="T6">+1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9;p15" draw:style-name="gr6" draw:text-style-name="P3" draw:layer="layout" svg:width="2.999cm" svg:height="0.999cm" svg:x="11.386cm" svg:y="7.636cm">
          <text:p text:style-name="P4"><text:span text:style-name="T2">S = {1, 2, 3}</text:span></text:p>
          <text:p text:style-name="P5"><text:span text:style-name="T6">+3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0;p15" draw:style-name="gr3" draw:text-style-name="P1" draw:layer="layout" svg:width="1.018cm" svg:height="0.001cm" svg:x="3.828cm" svg:y="8.134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1;p15" draw:style-name="gr3" draw:text-style-name="P1" draw:layer="layout" svg:width="1.018cm" svg:height="0.001cm" svg:x="6.848cm" svg:y="8.136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2;p15" draw:style-name="gr3" draw:text-style-name="P1" draw:layer="layout" svg:width="1.018cm" svg:height="0.001cm" svg:x="10.367cm" svg:y="8.136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3;p15" draw:style-name="gr5" draw:text-style-name="P3" draw:layer="layout" svg:width="1.999cm" svg:height="0.999cm" svg:x="0.578cm" svg:y="1.195cm">
          <text:p text:style-name="P4"><text:span text:style-name="T2">1, 2,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5" draw:style-name="gr5" draw:text-style-name="P3" draw:layer="layout" svg:width="1.999cm" svg:height="0.999cm" svg:x="0.578cm" svg:y="2.481cm">
          <text:p text:style-name="P4"><text:span text:style-name="T2">1, 3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5" draw:style-name="gr5" draw:text-style-name="P3" draw:layer="layout" svg:width="1.999cm" svg:height="0.999cm" svg:x="0.578cm" svg:y="3.768cm">
          <text:p text:style-name="P4"><text:span text:style-name="T2">2, 1,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5" draw:style-name="gr5" draw:text-style-name="P3" draw:layer="layout" svg:width="1.999cm" svg:height="0.999cm" svg:x="0.578cm" svg:y="5.056cm">
          <text:p text:style-name="P4"><text:span text:style-name="T2">2, 3,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15" draw:style-name="gr5" draw:text-style-name="P3" draw:layer="layout" svg:width="1.999cm" svg:height="0.999cm" svg:x="0.578cm" svg:y="6.343cm">
          <text:p text:style-name="P4"><text:span text:style-name="T2">3, 1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15" draw:style-name="gr5" draw:text-style-name="P3" draw:layer="layout" svg:width="1.999cm" svg:height="0.999cm" svg:x="0.578cm" svg:y="7.634cm">
          <text:p text:style-name="P4"><text:span text:style-name="T2">3, 2,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15" draw:style-name="gr6" draw:text-style-name="P3" draw:layer="layout" svg:width="1.249cm" svg:height="0.999cm" svg:x="2.578cm" svg:y="2.481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0;p15" draw:style-name="gr6" draw:text-style-name="P3" draw:layer="layout" svg:width="1.249cm" svg:height="0.999cm" svg:x="2.578cm" svg:y="3.768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1;p15" draw:style-name="gr6" draw:text-style-name="P3" draw:layer="layout" svg:width="1.249cm" svg:height="0.999cm" svg:x="2.578cm" svg:y="5.055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2;p15" draw:style-name="gr6" draw:text-style-name="P3" draw:layer="layout" svg:width="1.249cm" svg:height="0.999cm" svg:x="2.578cm" svg:y="6.344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3;p15" draw:style-name="gr6" draw:text-style-name="P3" draw:layer="layout" svg:width="1.249cm" svg:height="0.999cm" svg:x="2.578cm" svg:y="7.634cm">
          <text:p text:style-name="P4"><text:span text:style-name="T2">S = ∅</text:span></text:p>
          <text:p text:style-name="P5"><text:span text:style-name="T6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4;p15" draw:style-name="gr5" draw:text-style-name="P3" draw:layer="layout" svg:width="3.137cm" svg:height="0.999cm" svg:x="4.279cm" svg:y="0.073cm">
          <text:p text:style-name="P4"><text:span text:style-name="T4">player joins</text:span></text:p>
          <text:p text:style-name="P4"><text:span text:style-name="T4">coal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5" draw:style-name="gr5" draw:text-style-name="P3" draw:layer="layout" svg:width="2.499cm" svg:height="0.999cm" svg:x="1.953cm" svg:y="0.073cm">
          <text:p text:style-name="P4"><text:span text:style-name="T4">empty</text:span><text:span text:style-name="T4"><text:line-break/></text:span><text:span text:style-name="T4">coal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15" draw:style-name="gr5" draw:text-style-name="P3" draw:layer="layout" svg:width="2.499cm" svg:height="0.999cm" svg:x="0.328cm" svg:y="0.073cm">
          <text:p text:style-name="P4"><text:span text:style-name="T4">joining </text:span></text:p>
          <text:p text:style-name="P4"><text:span text:style-name="T4">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5" draw:style-name="gr5" draw:text-style-name="P3" draw:layer="layout" svg:width="3.137cm" svg:height="0.999cm" svg:x="7.548cm" svg:y="0.073cm">
          <text:p text:style-name="P4"><text:span text:style-name="T4">player joins</text:span></text:p>
          <text:p text:style-name="P4"><text:span text:style-name="T4">coal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5" draw:style-name="gr5" draw:text-style-name="P3" draw:layer="layout" svg:width="3.137cm" svg:height="0.999cm" svg:x="11.317cm" svg:y="0.073cm">
          <text:p text:style-name="P4"><text:span text:style-name="T4">player joins</text:span></text:p>
          <text:p text:style-name="P4"><text:span text:style-name="T4">coal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15" draw:style-name="gr5" draw:text-style-name="P3" draw:layer="layout" svg:width="0.962cm" svg:height="0.499cm" svg:x="3.829cm" svg:y="1.196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15" draw:style-name="gr5" draw:text-style-name="P3" draw:layer="layout" svg:width="0.962cm" svg:height="0.499cm" svg:x="6.876cm" svg:y="1.195cm">
          <text:p text:style-name="P4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15" draw:style-name="gr5" draw:text-style-name="P3" draw:layer="layout" svg:width="0.962cm" svg:height="0.499cm" svg:x="10.395cm" svg:y="1.197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15" draw:style-name="gr5" draw:text-style-name="P3" draw:layer="layout" svg:width="0.962cm" svg:height="0.499cm" svg:x="3.828cm" svg:y="2.483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15" draw:style-name="gr5" draw:text-style-name="P3" draw:layer="layout" svg:width="0.962cm" svg:height="0.499cm" svg:x="6.875cm" svg:y="2.482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15" draw:style-name="gr5" draw:text-style-name="P3" draw:layer="layout" svg:width="0.962cm" svg:height="0.499cm" svg:x="10.394cm" svg:y="2.483cm">
          <text:p text:style-name="P4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15" draw:style-name="gr5" draw:text-style-name="P3" draw:layer="layout" svg:width="0.962cm" svg:height="0.499cm" svg:x="3.828cm" svg:y="3.769cm">
          <text:p text:style-name="P4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15" draw:style-name="gr5" draw:text-style-name="P3" draw:layer="layout" svg:width="0.962cm" svg:height="0.499cm" svg:x="6.875cm" svg:y="3.768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15" draw:style-name="gr5" draw:text-style-name="P3" draw:layer="layout" svg:width="0.962cm" svg:height="0.499cm" svg:x="10.394cm" svg:y="3.769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15" draw:style-name="gr5" draw:text-style-name="P3" draw:layer="layout" svg:width="0.962cm" svg:height="0.499cm" svg:x="3.843cm" svg:y="5.058cm">
          <text:p text:style-name="P4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15" draw:style-name="gr5" draw:text-style-name="P3" draw:layer="layout" svg:width="0.962cm" svg:height="0.499cm" svg:x="6.889cm" svg:y="5.056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15" draw:style-name="gr5" draw:text-style-name="P3" draw:layer="layout" svg:width="0.962cm" svg:height="0.499cm" svg:x="10.409cm" svg:y="5.058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15" draw:style-name="gr5" draw:text-style-name="P3" draw:layer="layout" svg:width="0.962cm" svg:height="0.499cm" svg:x="3.828cm" svg:y="6.346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15" draw:style-name="gr5" draw:text-style-name="P3" draw:layer="layout" svg:width="0.962cm" svg:height="0.499cm" svg:x="6.875cm" svg:y="6.345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15" draw:style-name="gr5" draw:text-style-name="P3" draw:layer="layout" svg:width="0.962cm" svg:height="0.499cm" svg:x="10.394cm" svg:y="6.347cm">
          <text:p text:style-name="P4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15" draw:style-name="gr5" draw:text-style-name="P3" draw:layer="layout" svg:width="0.962cm" svg:height="0.499cm" svg:x="3.829cm" svg:y="7.636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15" draw:style-name="gr5" draw:text-style-name="P3" draw:layer="layout" svg:width="0.962cm" svg:height="0.499cm" svg:x="6.876cm" svg:y="7.635cm">
          <text:p text:style-name="P4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15" draw:style-name="gr5" draw:text-style-name="P3" draw:layer="layout" svg:width="0.962cm" svg:height="0.499cm" svg:x="10.395cm" svg:y="7.637cm">
          <text:p text:style-name="P4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3;g51d796350d_0_563:notes" draw:style-name="gr7" draw:layer="layout" svg:width="15.239cm" svg:height="9.524cm" svg:x="1.906cm" svg:y="1.905cm" draw:page-number="3" presentation:class="page"/>
          <draw:frame draw:name="Google Shape;164;g51d796350d_0_563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241;p16" draw:style-name="gr9" draw:text-style-name="P1" draw:layer="layout" svg:width="0.612cm" svg:height="0.705cm" svg:x="2.906cm" svg:y="1.703cm">
          <draw:image xlink:href="Pictures/100002010000032000000399490640F97C0DA685.png" xlink:type="simple" xlink:show="embed" xlink:actuate="onLoad">
            <text:p/>
          </draw:image>
        </draw:frame>
        <draw:frame draw:name="Google Shape;242;p16" draw:style-name="gr9" draw:text-style-name="P1" draw:layer="layout" svg:width="0.658cm" svg:height="0.705cm" svg:x="1.864cm" svg:y="1.703cm">
          <draw:image xlink:href="Pictures/10000201000003200000035874F6C1D56674706B.png" xlink:type="simple" xlink:show="embed" xlink:actuate="onLoad">
            <text:p/>
          </draw:image>
        </draw:frame>
        <draw:frame draw:name="Google Shape;243;p16" draw:style-name="gr9" draw:text-style-name="P1" draw:layer="layout" svg:width="0.784cm" svg:height="0.705cm" svg:x="3.902cm" svg:y="1.703cm">
          <draw:image xlink:href="Pictures/1000020100000320000002CF364CCD2E0C374855.png" xlink:type="simple" xlink:show="embed" xlink:actuate="onLoad">
            <text:p/>
          </draw:image>
        </draw:frame>
        <draw:frame draw:name="Google Shape;244;p16" draw:style-name="gr9" draw:text-style-name="P1" draw:layer="layout" svg:width="0.612cm" svg:height="0.705cm" svg:x="2.844cm" svg:y="3.242cm">
          <draw:image xlink:href="Pictures/100002010000032000000399490640F97C0DA685.png" xlink:type="simple" xlink:show="embed" xlink:actuate="onLoad">
            <text:p/>
          </draw:image>
        </draw:frame>
        <draw:frame draw:name="Google Shape;245;p16" draw:style-name="gr9" draw:text-style-name="P1" draw:layer="layout" svg:width="0.658cm" svg:height="0.705cm" svg:x="1.801cm" svg:y="3.242cm">
          <draw:image xlink:href="Pictures/10000201000003200000035874F6C1D56674706B.png" xlink:type="simple" xlink:show="embed" xlink:actuate="onLoad">
            <text:p/>
          </draw:image>
        </draw:frame>
        <draw:frame draw:name="Google Shape;246;p16" draw:style-name="gr9" draw:text-style-name="P1" draw:layer="layout" svg:width="0.784cm" svg:height="0.705cm" svg:x="3.839cm" svg:y="3.242cm">
          <draw:image xlink:href="Pictures/1000020100000320000002CF364CCD2E0C374855.png" xlink:type="simple" xlink:show="embed" xlink:actuate="onLoad">
            <text:p/>
          </draw:image>
        </draw:frame>
        <presentation:notes draw:style-name="dp2">
          <draw:page-thumbnail draw:name="Google Shape;238;g571a338f6c_0_0:notes" draw:style-name="gr7" draw:layer="layout" svg:width="15.239cm" svg:height="9.524cm" svg:x="1.906cm" svg:y="1.905cm" draw:page-number="4" presentation:class="page"/>
          <draw:frame draw:name="Google Shape;239;g571a338f6c_0_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cm" fo:page-height="10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5.8cm" fo:padding-top="0.166cm" fo:padding-bottom="0.166cm" fo:padding-left="0.166cm" fo:padding-right="0.166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4.908cm" svg:height="3.99cm" svg:x="0.545cm" svg:y="1.44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0.959cm" svg:height="0.764cm" svg:x="14.825cm" svg:y="9.066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14.399cm" svg:height="5.799cm" svg:x="0.8cm" svg:y="2.3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03-31T09:13:49.028887812</dc:date>
    <meta:editing-duration>PT38S</meta:editing-duration>
    <meta:editing-cycles>1</meta:editing-cycles>
    <meta:document-statistic meta:object-count="208"/>
  </office:meta>
</office:document-meta>
</file>